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0pt" style:font-size-asian="10pt" style:font-size-complex="10pt"/>
    </style:style>
    <style:style style:name="P2" style:family="paragraph" style:parent-style-name="Text_20_body">
      <style:text-properties style:font-name="DejaVu Sans Mono" fo:font-size="10pt" officeooo:rsid="00201919" officeooo:paragraph-rsid="00201919" style:font-size-asian="10pt" style:font-size-complex="10pt"/>
    </style:style>
    <style:style style:name="P3" style:family="paragraph" style:parent-style-name="Text_20_body">
      <style:text-properties style:font-name="DejaVu Sans Mono" fo:font-size="10pt" officeooo:rsid="00216d44" officeooo:paragraph-rsid="00216d44" style:font-size-asian="10pt" style:font-size-complex="10pt"/>
    </style:style>
    <style:style style:name="P4" style:family="paragraph" style:parent-style-name="Text_20_body">
      <style:text-properties style:font-name="DejaVu Sans Mono" fo:font-size="10pt" officeooo:rsid="00216d44" officeooo:paragraph-rsid="0024ee48" style:font-size-asian="10pt" style:font-size-complex="10pt"/>
    </style:style>
    <style:style style:name="P5" style:family="paragraph" style:parent-style-name="Text_20_body">
      <style:text-properties style:font-name="DejaVu Sans Mono" fo:font-size="10pt" officeooo:rsid="00226de3" officeooo:paragraph-rsid="001c828b" style:font-size-asian="10pt" style:font-size-complex="10pt"/>
    </style:style>
    <style:style style:name="P6" style:family="paragraph" style:parent-style-name="Text_20_body">
      <style:text-properties style:font-name="DejaVu Sans Mono" fo:font-size="10pt" fo:font-weight="bold" officeooo:rsid="00216d44" officeooo:paragraph-rsid="00216d44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DejaVu Sans Mono" fo:font-size="10pt" style:font-size-asian="10pt" style:font-size-complex="10pt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9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3.752cm" fo:margin-right="0cm" fo:text-indent="0cm" style:auto-text-indent="false"/>
      <style:text-properties style:font-name="DejaVu Sans Mono" fo:font-size="10pt" fo:font-weight="bold" officeooo:paragraph-rsid="00201919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size="10pt" style:font-size-asian="10pt" style:font-size-complex="10pt"/>
    </style:style>
    <style:style style:name="P12" style:family="paragraph" style:parent-style-name="Preformatted_20_Text">
      <style:text-properties style:font-name="DejaVu Sans Mono" fo:font-size="10pt" style:font-size-asian="10pt" style:font-size-complex="10pt"/>
    </style:style>
    <style:style style:name="P13" style:family="paragraph" style:parent-style-name="Preformatted_20_Text">
      <style:text-properties style:font-name="DejaVu Sans Mono" fo:font-size="10pt" officeooo:paragraph-rsid="001c828b" style:font-size-asian="10pt" style:font-size-complex="10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DejaVu Sans Mono" fo:font-size="10pt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style:font-size-asian="10pt" style:font-size-complex="10pt"/>
    </style:style>
    <style:style style:name="P16" style:family="paragraph" style:parent-style-name="Heading_20_2">
      <style:text-properties style:font-name="DejaVu Sans Mono" fo:font-size="16pt" officeooo:rsid="00201919" officeooo:paragraph-rsid="00201919" style:font-size-asian="16pt" style:font-size-complex="16pt"/>
    </style:style>
    <style:style style:name="T1" style:family="text">
      <style:text-properties officeooo:rsid="00201919"/>
    </style:style>
    <style:style style:name="T2" style:family="text">
      <style:text-properties officeooo:rsid="00216d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1919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4ee48" style:font-style-asian="normal" style:font-weight-asian="normal" style:font-style-complex="normal" style:font-weight-complex="normal"/>
    </style:style>
    <style:style style:name="T7" style:family="text">
      <style:text-properties officeooo:rsid="0026e7e4"/>
    </style:style>
    <style:style style:name="T8" style:family="text">
      <style:text-properties officeooo:rsid="0028a0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Livin la vida Loca</text:h>
      <text:p text:style-name="P5">1999 - Ricky Martin. Erster nr 1 Hit, der komplett mit pro tools digital aufgenommen und produziet wurde.</text:p>
      <text:p text:style-name="P13">C#m<text:tab/><text:tab/><text:tab/><text:tab/><text:tab/><text:tab/><text:tab/><text:tab/><text:tab/><text:tab/><text:tab/><text:span text:style-name="T8">178</text:span></text:p>
      <text:p text:style-name="P14">she‘s into sup<text:span text:style-name="T2">er</text:span>stitons black cats and voodoo doll<text:span text:style-name="T1">s<text:line-break/></text:span>i feel a premonition that girl‘s gonna make me fall</text:p>
      <text:p text:style-name="P2">instrumental</text:p>
      <text:p text:style-name="P1">C#m<text:line-break/>she‘s into new sentsations new kicks in the can<text:span text:style-name="T1">d</text:span>le light<text:line-break/>she‘s go<text:span text:style-name="T7">t a </text:span>new addiction for every day and night</text:p>
      <text:p text:style-name="P7"><text:span text:style-name="T3"><text:s text:c="8"/>F#m <text:s text:c="34"/>G#m<text:line-break/>she'll make you take your clothes off and go dancing in the rain<text:line-break/> <text:s text:c="7"/></text:span><text:span text:style-name="T4">A</text:span><text:span text:style-name="T3"> <text:s text:c="37"/>B<text:line-break/>she'll make you live her crazy life but she‘ll take away your pain<text:line-break/> <text:s text:c="7"/>G#7<text:line-break/>like a bullett to your brain</text:span></text:p>
      <text:p text:style-name="P10">C#m <text:s text:c="20"/>B <text:s text:c="13"/>C#m<text:line-break/>upside inside out shes linvin la vida loca<text:line-break/> <text:s text:c="29"/>B <text:s text:c="12"/>C#m<text:line-break/>she‘ll push and pull you down livin la vida loca<text:line-break/> <text:s text:c="32"/>B <text:s text:c="13"/>C#m<text:line-break/>her lips are devil red and her skin‘s the color mocha<text:line-break/> <text:s text:c="22"/>B <text:s text:c="12"/>C#m<text:line-break/>she will wear you out livin la vida loca<text:line-break/>C#m <text:s text:c="2"/>B <text:s text:c="12"/>C#m <text:s text:c="6"/>B <text:s text:c="12"/>C#m<text:line-break/>she‘s livin la vida loca she‘s livin la vida loca</text:p>
      <text:p text:style-name="P2">instrumental</text:p>
      <text:p text:style-name="P12">C#m</text:p>
      <text:p text:style-name="P11">woke up in New York city in a funky cheap hotel</text:p>
      <text:p text:style-name="P11">she took my <text:span text:style-name="T2">heart</text:span> and <text:span text:style-name="T2">she </text:span>took my money <text:line-break/>she m<text:span text:style-name="T2">u</text:span>st have slipped me a sleeping pill</text:p>
      <text:p text:style-name="P12"/>
      <text:p text:style-name="P8">she never drinks the water makes you order french champane</text:p>
      <text:p text:style-name="P8">once you‘ve ha<text:span text:style-name="T2">d</text:span> a taste of her you'll never be the same </text:p>
      <text:p text:style-name="P9">yeah she'll make you go insane</text:p>
      <text:p text:style-name="P15"><text:tab/><text:tab/><text:tab/><text:span text:style-name="T4">Chorus</text:span></text:p>
      <text:p text:style-name="P3">instrumental<text:line-break/></text:p>
      <text:p text:style-name="P3"><text:tab/><text:span text:style-name="T3">prechorus 1</text:span></text:p>
      <text:p text:style-name="P6"><text:tab/><text:tab/><text:tab/>Chorus</text:p>
      <text:p text:style-name="P4"><text:span text:style-name="T5">instrumental <text:s text:c="4"/></text:span><text:span text:style-name="T6">|B c#m|B c#m|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1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17-12-07T18:46:44.768376861</dc:date>
    <dc:creator>benutzer </dc:creator>
    <meta:editing-duration>PT7H1M5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30" meta:character-count="1465" meta:non-whitespace-character-count="947"/>
  </office:meta>
</office:document-meta>
</file>